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justify" style:justify-single-word="false" fo:orphans="2" fo:widows="2" fo:text-indent="1.251cm" style:auto-text-indent="false"/>
      <style:text-properties officeooo:paragraph-rsid="00031cda"/>
    </style:style>
    <style:style style:name="P2" style:family="paragraph" style:parent-style-name="Heading_20_2" style:list-style-name="WWNum16">
      <style:paragraph-properties fo:margin-left="1cm" fo:margin-right="0cm" fo:line-height="115%" fo:text-align="justify" style:justify-single-word="false" fo:orphans="2" fo:widows="2" fo:text-indent="-0.635cm" style:auto-text-indent="false" fo:padding="0cm" fo:border="none"/>
      <style:text-properties officeooo:paragraph-rsid="00031cda"/>
    </style:style>
    <style:style style:name="P3" style:family="paragraph" style:parent-style-name="Text_20_Body">
      <style:paragraph-properties fo:margin-left="0cm" fo:margin-right="0cm" fo:margin-top="0cm" fo:margin-bottom="0.318cm" style:contextual-spacing="false" fo:line-height="115%" fo:text-align="justify" style:justify-single-word="false" fo:orphans="2" fo:widows="2" fo:text-indent="1.251cm" style:auto-text-indent="false"/>
      <style:text-properties style:font-name="Times New Roman" fo:font-size="14pt" fo:language="ru" fo:country="RU" officeooo:paragraph-rsid="00031cda" style:font-size-asian="14pt" style:font-name-complex="Times New Roman1" style:font-size-complex="14pt"/>
    </style:style>
    <style:style style:name="P4" style:family="paragraph" style:parent-style-name="Text_20_Body">
      <style:paragraph-properties fo:margin-left="0cm" fo:margin-right="0cm" fo:margin-top="0cm" fo:margin-bottom="0.318cm" style:contextual-spacing="false" fo:line-height="115%" fo:text-align="justify" style:justify-single-word="false" fo:orphans="2" fo:widows="2" fo:text-indent="1.251cm" style:auto-text-indent="false"/>
      <style:text-properties officeooo:paragraph-rsid="00031cda"/>
    </style:style>
    <style:style style:name="P5" style:family="paragraph" style:parent-style-name="Text_20_Body">
      <style:paragraph-properties fo:margin-left="0cm" fo:margin-right="0cm" fo:line-height="115%" fo:text-align="justify" style:justify-single-word="false" fo:orphans="2" fo:widows="2" fo:text-indent="1.251cm" style:auto-text-indent="false"/>
      <style:text-properties officeooo:paragraph-rsid="00031cda"/>
    </style:style>
    <style:style style:name="P6" style:family="paragraph" style:parent-style-name="Text_20_Body">
      <style:paragraph-properties fo:margin-left="0cm" fo:margin-right="0cm" fo:line-height="115%" fo:text-align="justify" style:justify-single-word="false" fo:text-indent="1.251cm" style:auto-text-indent="false"/>
      <style:text-properties officeooo:paragraph-rsid="00031cda"/>
    </style:style>
    <style:style style:name="P7" style:family="paragraph" style:parent-style-name="Text_20_Body">
      <style:paragraph-properties fo:margin-left="0cm" fo:margin-right="0cm" fo:line-height="115%" fo:text-align="justify" style:justify-single-word="false" fo:orphans="2" fo:widows="2" fo:text-indent="1.251cm" style:auto-text-indent="false"/>
      <style:text-properties fo:color="#000000" style:font-name="Times New Roman" fo:font-size="14pt" fo:language="ru" fo:country="RU" fo:font-weight="bold" officeooo:paragraph-rsid="00031cda" style:font-size-asian="14pt" style:font-weight-asian="bold" style:font-name-complex="Times New Roman1" style:font-size-complex="14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51cm" style:auto-text-indent="false" fo:padding="0cm" fo:border="none"/>
      <style:text-properties officeooo:paragraph-rsid="00031cda"/>
    </style:style>
    <style:style style:name="P9" style:family="paragraph" style:parent-style-name="Text_20_Body" style:list-style-name="WWNum16">
      <style:paragraph-properties fo:margin-left="1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>
        <style:tab-stops>
          <style:tab-stop style:position="0cm"/>
        </style:tab-stops>
      </style:paragraph-properties>
      <style:text-properties officeooo:paragraph-rsid="00031cda"/>
    </style:style>
    <style:style style:name="P10" style:family="paragraph" style:parent-style-name="Text_20_Body" style:list-style-name="WWNum21">
      <style:paragraph-properties fo:margin-left="1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>
        <style:tab-stops>
          <style:tab-stop style:position="0cm"/>
        </style:tab-stops>
      </style:paragraph-properties>
      <style:text-properties officeooo:paragraph-rsid="00031cda"/>
    </style:style>
    <style:style style:name="P11" style:family="paragraph" style:parent-style-name="Text_20_Body" style:list-style-name="WWNum22">
      <style:paragraph-properties fo:margin-left="1cm" fo:margin-right="0cm" fo:margin-top="0cm" fo:margin-bottom="0.318cm" style:contextual-spacing="false" fo:line-height="115%" fo:text-align="justify" style:justify-single-word="false" fo:orphans="2" fo:widows="2" fo:text-indent="-0.635cm" style:auto-text-indent="false">
        <style:tab-stops>
          <style:tab-stop style:position="0cm"/>
        </style:tab-stops>
      </style:paragraph-properties>
      <style:text-properties officeooo:paragraph-rsid="00031cda"/>
    </style:style>
    <style:style style:name="T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7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T10" style:family="text">
      <style:text-properties fo:color="#000000" style:font-name="Times New Roman" fo:font-size="14pt" fo:language="ru" fo:country="RU" style:text-underline-style="none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ru" fo:country="RU" fo:font-weight="normal" style:font-size-asian="14pt" style:font-weight-asian="normal" style:font-name-complex="Times New Roman1" style:font-size-complex="14pt"/>
    </style:style>
    <style:style style:name="T1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style:font-name="Times New Roman" fo:font-size="14pt" fo:font-style="italic" style:text-underline-style="none" style:font-size-asian="14pt" style:font-style-asian="italic" style:font-name-complex="Times New Roman1" style:font-size-complex="14pt"/>
    </style:style>
    <style:style style:name="T15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16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7" style:family="text">
      <style:text-properties fo:color="#000000" style:font-name="Times New Roman" fo:font-size="14pt" style:text-underline-style="none" style:font-size-asian="14pt" style:font-name-complex="Times New Roman1" style:font-size-complex="14pt"/>
    </style:style>
    <style:style style:name="T18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/>
    </style:style>
    <style:style style:name="T19" style:family="text">
      <style:text-properties fo:color="#00000a" style:font-name="Times New Roman" fo:font-size="14pt" fo:language="ru" fo:country="RU" style:text-underline-style="none" style:font-size-asian="14pt" style:font-name-complex="Times New Roman1" style:font-size-complex="14pt"/>
    </style:style>
    <style:style style:name="T20" style:family="text">
      <style:text-properties fo:color="#00000a" style:font-name="Times New Roman" fo:font-size="14pt" fo:language="ru" fo:country="RU" style:text-underline-style="none" fo:font-weight="bold" style:font-size-asian="14pt" style:font-weight-asian="bold" style:font-name-complex="Times New Roman1" style:font-size-complex="14pt"/>
    </style:style>
    <style:style style:name="T21" style:family="text">
      <style:text-properties fo:color="#00000a" style:font-name="Times New Roman" fo:font-size="14pt" style:text-underline-style="none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Инструменты неграфического программирования на </text:span><text:span text:style-name="T3">GPGPU</text:span></text:p>
      <text:p text:style-name="P6"><text:span text:style-name="T13">ATI</text:span><text:span text:style-name="T7"> </text:span><text:span text:style-name="T13">Stream</text:span><text:span text:style-name="T7"> </text:span><text:span text:style-name="T13">technology</text:span></text:p>
      <text:p text:style-name="P6"><text:span text:style-name="T12">ATI</text:span><text:span text:style-name="T6"> </text:span><text:span text:style-name="T12">Stream</text:span><text:span text:style-name="T6"> </text:span><text:span text:style-name="T12">Technology</text:span><text:span text:style-name="T6"> </text:span><text:span text:style-name="T8">(ранее как </text:span><text:a xlink:type="simple" xlink:href="https://ru.wikipedia.org/wiki/ATI"><text:span text:style-name="Internet_20_Link"><text:span text:style-name="T14">ATI</text:span></text:span></text:a><text:span text:style-name="T9"> </text:span><text:span text:style-name="T15">FireStream</text:span><text:span text:style-name="T8"> и </text:span><text:span text:style-name="T15">AMD</text:span><text:span text:style-name="T9"> </text:span><text:span text:style-name="T15">Stream</text:span><text:span text:style-name="T9"> </text:span><text:span text:style-name="T15">Processor</text:span><text:span text:style-name="T8">) — </text:span><text:span text:style-name="T16">API</text:span><text:span text:style-name="T8"> с открытым исходным кодом, которое предоставляет возможность разработчикам использовать вычислительные возможности </text:span><text:span text:style-name="T16">GPU</text:span><text:span text:style-name="T8"> . Он предоставляет возможность использования шейдеров графического процессора для запуска вычислительных программ. Интерфейс программирования осуществляется через </text:span><text:a xlink:type="simple" xlink:href="https://ru.wikipedia.org/wiki/OpenCL"><text:span text:style-name="Internet_20_Link"><text:span text:style-name="T17">OpenCL</text:span></text:span></text:a><text:span text:style-name="T8">. Это дает возможность ускорения вычислений, и может быть использовано, в том числе, в игровой сфере, для ускорения просчетов физики, если движок физики поддерживает </text:span><text:span text:style-name="T16">OpenCL</text:span><text:span text:style-name="T8">.</text:span></text:p>
      <text:p text:style-name="P5"><text:span text:style-name="T8">Областями применения </text:span><text:span text:style-name="T16">ATI</text:span><text:span text:style-name="T8"> </text:span><text:span text:style-name="T16">Stream</text:span><text:span text:style-name="T8"> являются также приложения, требовательные к вычислительному ресурсу, такие, как финансовый анализ или обработка сейсмических данных. Использование потокового процессора позволило увеличить скорость некоторых финансовых расчётов в 55 раз по сравнению с решением той же задачи силами только центрального процессора.</text:span></text:p>
      <text:p text:style-name="P6"><text:span text:style-name="T13">CUDA</text:span></text:p>
      <text:p text:style-name="P6"><text:span text:style-name="T12">CUDA</text:span><text:span text:style-name="T8"> (</text:span><text:a xlink:type="simple" xlink:href="https://ru.wikipedia.org/wiki/Английский_язык"><text:span text:style-name="Internet_20_Link"><text:span text:style-name="T10">англ.</text:span></text:span></text:a><text:span text:style-name="T8"> </text:span><text:span text:style-name="T15">Compute</text:span><text:span text:style-name="T9"> </text:span><text:span text:style-name="T15">Unified</text:span><text:span text:style-name="T9"> </text:span><text:span text:style-name="T15">Device</text:span><text:span text:style-name="T9"> </text:span><text:span text:style-name="T15">Architecture</text:span><text:span text:style-name="T8">) — программно-аппаратная архитектура</text:span><text:span text:style-name="T16"> </text:span><text:a xlink:type="simple" xlink:href="https://ru.wikipedia.org/wiki/Параллельные_вычисления"><text:span text:style-name="Internet_20_Link"><text:span text:style-name="T10">параллельных вычислений</text:span></text:span></text:a><text:span text:style-name="T8">, которая позволяет существенно увеличить вычислительную производительность благодаря использованию </text:span><text:a xlink:type="simple" xlink:href="https://ru.wikipedia.org/wiki/Графический_процессор"><text:span text:style-name="Internet_20_Link"><text:span text:style-name="T10">графических процессоров</text:span></text:span></text:a><text:span text:style-name="T8"> фирмы </text:span><text:a xlink:type="simple" xlink:href="https://ru.wikipedia.org/wiki/Nvidia"><text:span text:style-name="Internet_20_Link"><text:span text:style-name="T17">Nvidia</text:span></text:span></text:a><text:span text:style-name="T8">.</text:span></text:p>
      <text:p text:style-name="P5"><text:span text:style-name="T16">CUDA</text:span><text:span text:style-name="T8"> </text:span><text:a xlink:type="simple" xlink:href="https://ru.wikipedia.org/wiki/SDK"><text:span text:style-name="Internet_20_Link"><text:span text:style-name="T17">SDK</text:span></text:span></text:a><text:span text:style-name="T8"> позволяет программистам реализовывать на специальном упрощённом диалекте </text:span><text:a xlink:type="simple" xlink:href="https://ru.wikipedia.org/wiki/Си_(язык_программирования)"><text:span text:style-name="Internet_20_Link"><text:span text:style-name="T10">языка программирования Си</text:span></text:span></text:a><text:span text:style-name="T8"> алгоритмы, выполнимые на графических процессорах </text:span><text:span text:style-name="T16">Nvidia</text:span><text:span text:style-name="T8">, и включать специальные функции в текст программы на Си. Архитектура </text:span><text:span text:style-name="T16">CUDA</text:span><text:span text:style-name="T8"> даёт разработчику возможность по своему усмотрению организовывать доступ к набору инструкций графического ускорителя и управлять его памятью.</text:span><text:bookmark text:name=".D0.9F.D1.80.D0.BE.D0.B3.D1.80.D0.B0.D0."/></text:p>
      <text:p text:style-name="P5"><text:span text:style-name="T7">Программная архитектура</text:span></text:p>
      <text:p text:style-name="P5"><text:span text:style-name="T8">Первоначальная версия </text:span><text:span text:style-name="T16">CUDA</text:span><text:span text:style-name="T8"> </text:span><text:a xlink:type="simple" xlink:href="https://ru.wikipedia.org/wiki/SDK"><text:span text:style-name="Internet_20_Link"><text:span text:style-name="T17">SDK</text:span></text:span></text:a><text:span text:style-name="Internet_20_Link"><text:span text:style-name="T10"> </text:span></text:span><text:span text:style-name="T8">была представлена </text:span><text:a xlink:type="simple" xlink:href="https://ru.wikipedia.org/wiki/15_февраля"><text:span text:style-name="Internet_20_Link"><text:span text:style-name="T10">15 февраля</text:span></text:span></text:a><text:span text:style-name="T8"> </text:span><text:a xlink:type="simple" xlink:href="https://ru.wikipedia.org/wiki/2007_год"><text:span text:style-name="Internet_20_Link"><text:span text:style-name="T10">2007 года</text:span></text:span></text:a><text:span text:style-name="T8">. В основе </text:span><text:a xlink:type="simple" xlink:href="https://ru.wikipedia.org/wiki/Интерфейс_программирования_приложений"><text:span text:style-name="Internet_20_Link"><text:span text:style-name="T10">интерфейса программирования приложений</text:span></text:span></text:a><text:span text:style-name="T8"> </text:span><text:span text:style-name="T16">CUDA</text:span><text:span text:style-name="T8"> лежит язык </text:span><text:a xlink:type="simple" xlink:href="https://ru.wikipedia.org/wiki/Си_(язык_программирования)"><text:span text:style-name="Internet_20_Link"><text:span text:style-name="T10">Си</text:span></text:span></text:a><text:span text:style-name="T8"> с некоторыми расширениями. Для успешной трансляции кода на этом языке в состав </text:span><text:span text:style-name="T16">CUDA</text:span><text:span text:style-name="T8"> </text:span><text:span text:style-name="T16">SDK</text:span><text:span text:style-name="T8"> входит собственный Си-компилятор командной строки </text:span><text:span text:style-name="T12">nvcc</text:span><text:span text:style-name="T6"> </text:span><text:span text:style-name="T8">компании </text:span><text:span text:style-name="T16">Nvidia</text:span><text:span text:style-name="T8">. Компилятор </text:span><text:span text:style-name="T12">nvcc</text:span><text:span text:style-name="T8"> создан на основе открытого компилятора </text:span><text:a xlink:type="simple" xlink:href="https://ru.wikipedia.org/wiki/Open64"><text:span text:style-name="Internet_20_Link"><text:span text:style-name="T17">Open</text:span></text:span></text:a><text:a xlink:type="simple" xlink:href="https://ru.wikipedia.org/wiki/Open64"><text:span text:style-name="Internet_20_Link"><text:span text:style-name="T10">64</text:span></text:span></text:a><text:span text:style-name="T8"> и предназначен для трансляции </text:span><text:span text:style-name="T16">host</text:span><text:span text:style-name="T8">-кода (главного, управляющего кода) и </text:span><text:span text:style-name="T16">device</text:span><text:span text:style-name="T8">-кода (аппаратного кода) (файлов с расширением </text:span><text:soft-page-break/><text:span text:style-name="Teletype"><text:span text:style-name="T8">.</text:span></text:span><text:span text:style-name="Teletype"><text:span text:style-name="T16">cu</text:span></text:span><text:span text:style-name="T8">) в объектные файлы, пригодные в процессе сборки конечной программы или библиотеки в любой среде программирования, например, в </text:span><text:a xlink:type="simple" xlink:href="https://ru.wikipedia.org/wiki/NetBeans"><text:span text:style-name="Internet_20_Link"><text:span text:style-name="T17">NetBeans</text:span></text:span></text:a><text:span text:style-name="T8">.</text:span></text:p>
      <text:p text:style-name="P5"><text:span text:style-name="T8">В архитектуре </text:span><text:span text:style-name="T16">CUDA</text:span><text:span text:style-name="T8"> используется модель памяти </text:span><text:a xlink:type="simple" xlink:href="https://ru.wikipedia.org/wiki/Грид"><text:span text:style-name="Internet_20_Link"><text:span text:style-name="T10">грид</text:span></text:span></text:a><text:span text:style-name="T8">, </text:span><text:a xlink:type="simple" xlink:href="https://ru.wikipedia.org/wiki/Кластер_(группа_компьютеров)"><text:span text:style-name="Internet_20_Link"><text:span text:style-name="T10">кластерное моделирование</text:span></text:span></text:a><text:span text:style-name="T8"> </text:span><text:a xlink:type="simple" xlink:href="https://ru.wikipedia.org/wiki/Многопоточность"><text:span text:style-name="Internet_20_Link"><text:span text:style-name="T10">потоков</text:span></text:span></text:a><text:span text:style-name="T8"> и </text:span><text:a xlink:type="simple" xlink:href="https://ru.wikipedia.org/wiki/SIMD"><text:span text:style-name="Internet_20_Link"><text:span text:style-name="T17">SIMD</text:span></text:span></text:a><text:span text:style-name="T8">-инструкции. Применима не только для высокопроизводительных графических вычислений, но и для различных научных вычислений с использованием видеокарт </text:span><text:span text:style-name="T16">nVidia</text:span><text:span text:style-name="T8">. Ученые и исследователи широко используют </text:span><text:span text:style-name="T16">CUDA</text:span><text:span text:style-name="T8"> в различных областях, включая </text:span><text:a xlink:type="simple" xlink:href="https://ru.wikipedia.org/wiki/Астрофизика"><text:span text:style-name="Internet_20_Link"><text:span text:style-name="T10">астрофизику</text:span></text:span></text:a><text:span text:style-name="T8">, </text:span><text:a xlink:type="simple" xlink:href="https://ru.wikipedia.org/wiki/Вычислительная_биология"><text:span text:style-name="Internet_20_Link"><text:span text:style-name="T10">вычислительную биологию</text:span></text:span></text:a><text:span text:style-name="T8"> и </text:span><text:a xlink:type="simple" xlink:href="https://ru.wikipedia.org/wiki/Вычислительная_химия"><text:span text:style-name="Internet_20_Link"><text:span text:style-name="T10">химию</text:span></text:span></text:a><text:span text:style-name="T8">, </text:span><text:a xlink:type="simple" xlink:href="https://ru.wikipedia.org/wiki/Моделирование_жидкости"><text:span text:style-name="Internet_20_Link"><text:span text:style-name="T10">моделирование динамики жидкостей</text:span></text:span></text:a><text:span text:style-name="T8">, </text:span><text:a xlink:type="simple" xlink:href="https://ru.wikipedia.org/wiki/Электромагнитное_взаимодействие"><text:span text:style-name="Internet_20_Link"><text:span text:style-name="T10">электромагнитных взаимодействий</text:span></text:span></text:a><text:span text:style-name="T8">, </text:span><text:a xlink:type="simple" xlink:href="https://ru.wikipedia.org/wiki/Компьютерная_томография"><text:span text:style-name="Internet_20_Link"><text:span text:style-name="T10">компьютерную томографию</text:span></text:span></text:a><text:span text:style-name="T8">, </text:span><text:a xlink:type="simple" xlink:href="https://ru.wikipedia.org/w/index.php?title=Сейсмический_анализ&amp;action=edit&amp;redlink=1"><text:span text:style-name="Internet_20_Link"><text:span text:style-name="T10">сейсмический анализ</text:span></text:span></text:a><text:span text:style-name="T16"> </text:span><text:span text:style-name="T8">и многое другое. В </text:span><text:span text:style-name="T16">CUDA</text:span><text:span text:style-name="T8"> имеется возможность подключения к приложениям, использующим</text:span><text:a xlink:type="simple" xlink:href="https://ru.wikipedia.org/wiki/OpenGL"><text:span text:style-name="Internet_20_Link"><text:span text:style-name="T17">OpenGL</text:span></text:span></text:a><text:span text:style-name="T8"> и </text:span><text:a xlink:type="simple" xlink:href="https://ru.wikipedia.org/wiki/Direct3D"><text:span text:style-name="Internet_20_Link"><text:span text:style-name="T17">Direct</text:span></text:span></text:a><text:a xlink:type="simple" xlink:href="https://ru.wikipedia.org/wiki/Direct3D"><text:span text:style-name="Internet_20_Link"><text:span text:style-name="T10">3</text:span></text:span></text:a><text:a xlink:type="simple" xlink:href="https://ru.wikipedia.org/wiki/Direct3D"><text:span text:style-name="Internet_20_Link"><text:span text:style-name="T17">D</text:span></text:span></text:a><text:span text:style-name="T8">. </text:span><text:span text:style-name="T16">CUDA</text:span><text:span text:style-name="T8"> — </text:span><text:a xlink:type="simple" xlink:href="https://ru.wikipedia.org/wiki/Кроссплатформенное_программное_обеспечение"><text:span text:style-name="Internet_20_Link"><text:span text:style-name="T10">кроссплатформенное программное обеспечение</text:span></text:span></text:a><text:span text:style-name="T8"> для таких </text:span><text:a xlink:type="simple" xlink:href="https://ru.wikipedia.org/wiki/Операционная_система"><text:span text:style-name="Internet_20_Link"><text:span text:style-name="T10">операционных систем</text:span></text:span></text:a><text:span text:style-name="T8"> как </text:span><text:a xlink:type="simple" xlink:href="https://ru.wikipedia.org/wiki/Linux"><text:span text:style-name="Internet_20_Link"><text:span text:style-name="T17">Linux</text:span></text:span></text:a><text:span text:style-name="T8">, </text:span><text:a xlink:type="simple" xlink:href="https://ru.wikipedia.org/wiki/Mac_OS_X"><text:span text:style-name="Internet_20_Link"><text:span text:style-name="T17">Mac</text:span></text:span></text:a><text:a xlink:type="simple" xlink:href="https://ru.wikipedia.org/wiki/Mac_OS_X"><text:span text:style-name="Internet_20_Link"><text:span text:style-name="T10"> </text:span></text:span></text:a><text:a xlink:type="simple" xlink:href="https://ru.wikipedia.org/wiki/Mac_OS_X"><text:span text:style-name="Internet_20_Link"><text:span text:style-name="T17">OS</text:span></text:span></text:a><text:a xlink:type="simple" xlink:href="https://ru.wikipedia.org/wiki/Mac_OS_X"><text:span text:style-name="Internet_20_Link"><text:span text:style-name="T10"> </text:span></text:span></text:a><text:a xlink:type="simple" xlink:href="https://ru.wikipedia.org/wiki/Mac_OS_X"><text:span text:style-name="Internet_20_Link"><text:span text:style-name="T17">X</text:span></text:span></text:a><text:span text:style-name="T8"> и </text:span><text:a xlink:type="simple" xlink:href="https://ru.wikipedia.org/wiki/Windows"><text:span text:style-name="Internet_20_Link"><text:span text:style-name="T17">Windows</text:span></text:span></text:a><text:span text:style-name="T8">.</text:span></text:p>
      <text:p text:style-name="P5"><text:span text:style-name="T6">Оборудование</text:span></text:p>
      <text:p text:style-name="P5"><text:span text:style-name="T8">Платформа </text:span><text:span text:style-name="T16">CUDA</text:span><text:span text:style-name="T8"> впервые появились на рынке с выходом</text:span><text:span text:style-name="T16"> </text:span><text:a xlink:type="simple" xlink:href="https://ru.wikipedia.org/wiki/GeForce_8"><text:span text:style-name="Internet_20_Link"><text:span text:style-name="T10">чипа </text:span></text:span></text:a><text:a xlink:type="simple" xlink:href="https://ru.wikipedia.org/wiki/GeForce_8"><text:span text:style-name="Internet_20_Link"><text:span text:style-name="T17">NVIDIA</text:span></text:span></text:a><text:a xlink:type="simple" xlink:href="https://ru.wikipedia.org/wiki/GeForce_8"><text:span text:style-name="Internet_20_Link"><text:span text:style-name="T10"> восьмого поколения</text:span></text:span></text:a><text:span text:style-name="Internet_20_Link"><text:span text:style-name="T10"> </text:span></text:span><text:span text:style-name="T16">G</text:span><text:span text:style-name="T8">80 и стала присутствовать во всех последующих сериях графических чипов, которые используются в семействах ускорителей </text:span><text:a xlink:type="simple" xlink:href="https://ru.wikipedia.org/wiki/GeForce"><text:span text:style-name="Internet_20_Link"><text:span text:style-name="T17">GeForce</text:span></text:span></text:a><text:span text:style-name="T8">, </text:span><text:a xlink:type="simple" xlink:href="https://ru.wikipedia.org/wiki/Nvidia_Quadro"><text:span text:style-name="Internet_20_Link"><text:span text:style-name="T17">Quadro</text:span></text:span></text:a><text:span text:style-name="T8"> и </text:span><text:a xlink:type="simple" xlink:href="https://ru.wikipedia.org/wiki/NVidia_Tesla"><text:span text:style-name="Internet_20_Link"><text:span text:style-name="T17">NVidia</text:span></text:span></text:a><text:a xlink:type="simple" xlink:href="https://ru.wikipedia.org/wiki/NVidia_Tesla"><text:span text:style-name="Internet_20_Link"><text:span text:style-name="T10"> </text:span></text:span></text:a><text:a xlink:type="simple" xlink:href="https://ru.wikipedia.org/wiki/NVidia_Tesla"><text:span text:style-name="Internet_20_Link"><text:span text:style-name="T17">Tesla</text:span></text:span></text:a><text:span text:style-name="T8">.</text:span></text:p>
      <text:p text:style-name="P5"><text:span text:style-name="T8">Первая серия оборудования, поддерживающая </text:span><text:span text:style-name="T16">CUDA</text:span><text:span text:style-name="T8"> </text:span><text:span text:style-name="T16">SDK</text:span><text:span text:style-name="T8">, </text:span><text:span text:style-name="T16">G</text:span><text:span text:style-name="T8">8</text:span><text:span text:style-name="T16">x</text:span><text:span text:style-name="T8">, имела 32-битный </text:span><text:a xlink:type="simple" xlink:href="https://ru.wikipedia.org/wiki/Векторный_процессор"><text:span text:style-name="Internet_20_Link"><text:span text:style-name="T10">векторный процессор</text:span></text:span></text:a><text:span text:style-name="T16"> </text:span><text:a xlink:type="simple" xlink:href="https://ru.wikipedia.org/wiki/Число_одинарной_точности"><text:span text:style-name="Internet_20_Link"><text:span text:style-name="T10">одинарной точности</text:span></text:span></text:a><text:span text:style-name="T8">, использующий </text:span><text:span text:style-name="T16">CUDA</text:span><text:span text:style-name="T8"> </text:span><text:span text:style-name="T16">SDK</text:span><text:span text:style-name="T8"> как </text:span><text:span text:style-name="T16">API</text:span><text:span text:style-name="T8"> (</text:span><text:span text:style-name="T16">CUDA</text:span><text:span text:style-name="T8"> поддерживает тип </text:span><text:span text:style-name="T16">double</text:span><text:span text:style-name="T8"> языка Си, однако сейчас его точность понижена до 32-битного с </text:span><text:a xlink:type="simple" xlink:href="https://ru.wikipedia.org/wiki/Числа_с_плавающей_запятой"><text:span text:style-name="Internet_20_Link"><text:span text:style-name="T10">плавающей запятой</text:span></text:span></text:a><text:span text:style-name="T8">). Более поздние процессоры </text:span><text:span text:style-name="T16">GT</text:span><text:span text:style-name="T8">200 имеют поддержку 64-битной точности (только для </text:span><text:span text:style-name="T16">SFU</text:span><text:span text:style-name="T8">), но производительность значительно хуже, чем для 32-битной точности (из-за того, что </text:span><text:span text:style-name="T16">SFU</text:span><text:span text:style-name="T8"> всего два на каждый потоковый мультипроцессор, а скалярных процессоров — восемь). Графический процессор организует аппаратную многопоточность, что позволяет задействовать все ресурсы графического процессора. Таким образом, открывается перспектива переложить функции </text:span><text:a xlink:type="simple" xlink:href="https://ru.wikipedia.org/wiki/Физический_ускоритель"><text:span text:style-name="Internet_20_Link"><text:span text:style-name="T10">физического ускорителя</text:span></text:span></text:a><text:span text:style-name="T16"> </text:span><text:span text:style-name="T8">на графический ускоритель (пример реализации — </text:span><text:a xlink:type="simple" xlink:href="https://ru.wikipedia.org/wiki/PhysX"><text:span text:style-name="Internet_20_Link"><text:span text:style-name="T17">PhysX</text:span></text:span></text:a><text:span text:style-name="T8">). Также открываются широкие возможности использования графического оборудования компьютера для выполнения сложных неграфических вычислений: например, в </text:span><text:a xlink:type="simple" xlink:href="https://ru.wikipedia.org/wiki/Вычислительная_биология"><text:span text:style-name="Internet_20_Link"><text:span text:style-name="T10">вычислительной биологии</text:span></text:span></text:a><text:span text:style-name="T8"> и в иных отраслях науки.</text:span><text:bookmark text:name=".D0.9F.D1.80.D0.B5.D0.B8.D0.BC.D1.83.D1."/></text:p>
      <text:p text:style-name="P5"><text:span text:style-name="T6">Преимущества </text:span></text:p>
      <text:p text:style-name="P5"><text:span text:style-name="T8">По сравнению с традиционным подходом к организации вычислений общего назначения посредством возможностей графических </text:span><text:span text:style-name="T16">API</text:span><text:span text:style-name="T8">, у архит</text:span><text:bookmark text:name="_GoBack"/><text:span text:style-name="T8">ектуры </text:span><text:span text:style-name="T16">CUDA</text:span><text:span text:style-name="T8"> отмечают следующие преимущества в этой области:</text:span></text:p>
      <text:list xml:id="list1427237937945209919" text:style-name="WWNum16">
        <text:list-item>
          <text:p text:style-name="P9"><text:soft-page-break/><text:a xlink:type="simple" xlink:href="https://ru.wikipedia.org/wiki/Интерфейс_программирования_приложений"><text:span text:style-name="Internet_20_Link"><text:span text:style-name="T10">Интерфейс программирования приложений</text:span></text:span></text:a><text:span text:style-name="T16"> CUDA</text:span><text:span text:style-name="T8"> (</text:span><text:span text:style-name="T16">CUDA</text:span><text:span text:style-name="T8"> </text:span><text:span text:style-name="T16">API</text:span><text:span text:style-name="T8">) основан на стандартном языке программирования Си с некоторыми ограничениями. По мнению разработчиков, это должно упростить и сгладить процесс изучения архитектуры </text:span><text:span text:style-name="T16">CUDA</text:span></text:p>
        </text:list-item>
        <text:list-item>
          <text:p text:style-name="P9"><text:span text:style-name="T8">Разделяемая между потоками память (</text:span><text:span text:style-name="T16">shared</text:span><text:span text:style-name="T8"> </text:span><text:span text:style-name="T16">memory</text:span><text:span text:style-name="T8">) размером в 16 Кб может быть использована под организованный пользователем кэш с более широкой полосой пропускания, чем при выборке из обычных текстур</text:span></text:p>
        </text:list-item>
        <text:list-item>
          <text:p text:style-name="P9"><text:span text:style-name="T8">Более эффективные транзакции между памятью центрального процессора и видеопамятью</text:span></text:p>
        </text:list-item>
        <text:list-item>
          <text:p text:style-name="P9"><text:span text:style-name="T8">Полная аппаратная поддержка целочисленных и побитовых операций</text:span></text:p>
        </text:list-item>
        <text:list-item>
          <text:p text:style-name="P9"><text:span text:style-name="T8">Поддержка компиляции </text:span><text:span text:style-name="T16">GPU</text:span><text:span text:style-name="T8"> кода средствами открытого</text:span><text:span text:style-name="T16"> </text:span><text:a xlink:type="simple" xlink:href="https://ru.wikipedia.org/wiki/Low_Level_Virtual_Machine"><text:span text:style-name="Internet_20_Link"><text:span text:style-name="T17">LLVM</text:span></text:span></text:a></text:p>
        </text:list-item>
        <text:list-item>
          <text:h text:style-name="P2" text:outline-level="2"><text:bookmark text:name=".D0.9E.D0.B3.D1.80.D0.B0.D0.BD.D0.B8.D1."/><text:span text:style-name="T11">Ограничения</text:span><text:span text:style-name="T18"> </text:span></text:h>
        </text:list-item>
        <text:list-item>
          <text:p text:style-name="P9"><text:span text:style-name="T8">Все функции, выполнимые на устройстве, не поддерживают рекурсии (в версии </text:span><text:span text:style-name="T16">CUDA</text:span><text:span text:style-name="T8"> </text:span><text:span text:style-name="T16">Toolkit</text:span><text:span text:style-name="T8"> 3.1 поддерживает указатели и рекурсию) и имеют некоторые другие ограничения</text:span></text:p>
        </text:list-item>
      </text:list>
      <text:p text:style-name="P7"/>
      <text:p text:style-name="P5"><text:span text:style-name="T13">OpenMP</text:span></text:p>
      <text:p text:style-name="P5"><text:span text:style-name="T5">OpenMP</text:span><text:span text:style-name="T2"> (</text:span><text:span text:style-name="T5">Open</text:span><text:span text:style-name="T2"> </text:span><text:span text:style-name="T5">Multi</text:span><text:span text:style-name="T2">-</text:span><text:span text:style-name="T5">Processing</text:span><text:span text:style-name="T2">) — открытый стандарт для </text:span><text:a xlink:type="simple" xlink:href="https://ru.wikipedia.org/wiki/Распараллеливание_программ"><text:span text:style-name="Internet_20_Link"><text:span text:style-name="T19">распараллеливания программ</text:span></text:span></text:a><text:span text:style-name="T2"> на языках </text:span><text:a xlink:type="simple" xlink:href="https://ru.wikipedia.org/wiki/С_(язык_программирования)"><text:span text:style-name="Internet_20_Link"><text:span text:style-name="T19">Си</text:span></text:span></text:a><text:span text:style-name="T2">, </text:span><text:a xlink:type="simple" xlink:href="https://ru.wikipedia.org/wiki/Си%2B%2B"><text:span text:style-name="Internet_20_Link"><text:span text:style-name="T19">Си++</text:span></text:span></text:a><text:span text:style-name="T2"> и </text:span><text:a xlink:type="simple" xlink:href="https://ru.wikipedia.org/wiki/Фортран"><text:span text:style-name="Internet_20_Link"><text:span text:style-name="T19">Фортран</text:span></text:span></text:a><text:span text:style-name="T2">. Дает описание совокупности </text:span><text:a xlink:type="simple" xlink:href="https://ru.wikipedia.org/wiki/Директива_(программирование)"><text:span text:style-name="Internet_20_Link"><text:span text:style-name="T19">директив компилятора</text:span></text:span></text:a><text:span text:style-name="T2">, библиотечных </text:span><text:a xlink:type="simple" xlink:href="https://ru.wikipedia.org/wiki/Процедура_(программирование)"><text:span text:style-name="Internet_20_Link"><text:span text:style-name="T19">процедур</text:span></text:span></text:a><text:span text:style-name="T2"> и </text:span><text:a xlink:type="simple" xlink:href="https://ru.wikipedia.org/wiki/Переменные_среды"><text:span text:style-name="Internet_20_Link"><text:span text:style-name="T19">переменных окружения</text:span></text:span></text:a><text:span text:style-name="T2">, которые предназначены для программирования </text:span><text:a xlink:type="simple" xlink:href="https://ru.wikipedia.org/wiki/Многопоточность"><text:span text:style-name="Internet_20_Link"><text:span text:style-name="T19">многопоточных приложений</text:span></text:span></text:a><text:span text:style-name="T2"> на </text:span><text:a xlink:type="simple" xlink:href="https://ru.wikipedia.org/wiki/Симметричная_мультипроцессорность"><text:span text:style-name="Internet_20_Link"><text:span text:style-name="T19">многопроцессорных системах</text:span></text:span></text:a><text:span text:style-name="T2"> с </text:span><text:a xlink:type="simple" xlink:href="https://ru.wikipedia.org/wiki/Разделяемая_память"><text:span text:style-name="Internet_20_Link"><text:span text:style-name="T19">общей памятью</text:span></text:span></text:a><text:span text:style-name="T2">.</text:span></text:p>
      <text:p text:style-name="P6"><text:span text:style-name="T4">CuDNN</text:span></text:p>
      <text:p text:style-name="P6"><text:span text:style-name="T2">Библиотека </text:span><text:span text:style-name="T5">NVIDIA</text:span><text:span text:style-name="T2"> </text:span><text:span text:style-name="T5">CUDA</text:span><text:span text:style-name="T2">® </text:span><text:span text:style-name="T5">Deep</text:span><text:span text:style-name="T2"> </text:span><text:span text:style-name="T5">Neural</text:span><text:span text:style-name="T2"> </text:span><text:span text:style-name="T5">Network</text:span><text:span text:style-name="T2"> (</text:span><text:span text:style-name="T5">cuDNN</text:span><text:span text:style-name="T2">) является </text:span><text:span text:style-name="T5">GPU</text:span><text:span text:style-name="T2">-ускорением библиотека примитивов для </text:span><text:a xlink:type="simple" xlink:href="https://translate.googleusercontent.com/translate_c?depth=1&amp;hl=ru&amp;prev=search&amp;rurl=translate.google.ru&amp;sl=en&amp;u=https://developer.nvidia.com/deep-learning&amp;usg=ALkJrhifPGu9cPbtYnQRRY78SCc1yoBi5w"><text:span text:style-name="Internet_20_Link"><text:span text:style-name="T19">глубоких нейронных сетей</text:span></text:span></text:a><text:span text:style-name="T2">. </text:span><text:span text:style-name="T5">cuDNN</text:span><text:span text:style-name="T2"> обеспечивает очень точную настройку реализации для стандартных процедур, таких как переднюю и заднюю свертке, объединение, нормализации и активации слоев. </text:span><text:span text:style-name="T5">cuDNN</text:span><text:span text:style-name="T2"> является частью</text:span><text:a xlink:type="simple" xlink:href="https://translate.googleusercontent.com/translate_c?depth=1&amp;hl=ru&amp;prev=search&amp;rurl=translate.google.ru&amp;sl=en&amp;u=https://developer.nvidia.com/deep-learning-sdk&amp;usg=ALkJrhjE0JzYAWN0H2LhBgYs0yd0zieU-Q"><text:span text:style-name="Internet_20_Link"><text:span text:style-name="T21">NVIDIA</text:span></text:span></text:a><text:a xlink:type="simple" xlink:href="https://translate.googleusercontent.com/translate_c?depth=1&amp;hl=ru&amp;prev=search&amp;rurl=translate.google.ru&amp;sl=en&amp;u=https://developer.nvidia.com/deep-learning-sdk&amp;usg=ALkJrhjE0JzYAWN0H2LhBgYs0yd0zieU-Q"><text:span text:style-name="Internet_20_Link"><text:span text:style-name="T19"> </text:span></text:span></text:a><text:a xlink:type="simple" xlink:href="https://translate.googleusercontent.com/translate_c?depth=1&amp;hl=ru&amp;prev=search&amp;rurl=translate.google.ru&amp;sl=en&amp;u=https://developer.nvidia.com/deep-learning-sdk&amp;usg=ALkJrhjE0JzYAWN0H2LhBgYs0yd0zieU-Q"><text:span text:style-name="Internet_20_Link"><text:span text:style-name="T21">Deep</text:span></text:span></text:a><text:a xlink:type="simple" xlink:href="https://translate.googleusercontent.com/translate_c?depth=1&amp;hl=ru&amp;prev=search&amp;rurl=translate.google.ru&amp;sl=en&amp;u=https://developer.nvidia.com/deep-learning-sdk&amp;usg=ALkJrhjE0JzYAWN0H2LhBgYs0yd0zieU-Q"><text:span text:style-name="Internet_20_Link"><text:span text:style-name="T19"> </text:span></text:span></text:a><text:a xlink:type="simple" xlink:href="https://translate.googleusercontent.com/translate_c?depth=1&amp;hl=ru&amp;prev=search&amp;rurl=translate.google.ru&amp;sl=en&amp;u=https://developer.nvidia.com/deep-learning-sdk&amp;usg=ALkJrhjE0JzYAWN0H2LhBgYs0yd0zieU-Q"><text:span text:style-name="Internet_20_Link"><text:span text:style-name="T21">Learning</text:span></text:span></text:a><text:a xlink:type="simple" xlink:href="https://translate.googleusercontent.com/translate_c?depth=1&amp;hl=ru&amp;prev=search&amp;rurl=translate.google.ru&amp;sl=en&amp;u=https://developer.nvidia.com/deep-learning-sdk&amp;usg=ALkJrhjE0JzYAWN0H2LhBgYs0yd0zieU-Q"><text:span text:style-name="Internet_20_Link"><text:span text:style-name="T19"> </text:span></text:span></text:a><text:a xlink:type="simple" xlink:href="https://translate.googleusercontent.com/translate_c?depth=1&amp;hl=ru&amp;prev=search&amp;rurl=translate.google.ru&amp;sl=en&amp;u=https://developer.nvidia.com/deep-learning-sdk&amp;usg=ALkJrhjE0JzYAWN0H2LhBgYs0yd0zieU-Q"><text:span text:style-name="Internet_20_Link"><text:span text:style-name="T21">SDK</text:span></text:span></text:a><text:span text:style-name="T2">.</text:span></text:p>
      <text:p text:style-name="P4"><text:span text:style-name="T2">Глубокие исследователи обучения и рамочные разработчики по всему миру полагаются на </text:span><text:span text:style-name="T5">cuDNN</text:span><text:span text:style-name="T2"> для высокопроизводительных </text:span><text:span text:style-name="T5">GPU</text:span><text:span text:style-name="T2"> ускорения. Это позволяет им сосредоточиться на обучении нейронных сетей и разработке программных приложений, а не тратить время на настройку производительности </text:span><text:span text:style-name="T5">GPU</text:span><text:span text:style-name="T2"> на низком уровне. </text:span><text:span text:style-name="T5">cuDNN</text:span><text:span text:style-name="T2"> ускоряет широко используемые глубокие основы обучения, в том числе </text:span><text:a xlink:type="simple" xlink:href="https://translate.googleusercontent.com/translate_c?depth=1&amp;hl=ru&amp;prev=search&amp;rurl=translate.google.ru&amp;sl=en&amp;u=http://caffe.berkeleyvision.org/&amp;usg=ALkJrhhvNJd-vA509Q6gVZoOkYM9OE7T6g"><text:span text:style-name="Internet_20_Link"><text:span text:style-name="T21">Caffe</text:span></text:span></text:a><text:span text:style-name="T2">, </text:span><text:a xlink:type="simple" xlink:href="https://translate.googleusercontent.com/translate_c?depth=1&amp;hl=ru&amp;prev=search&amp;rurl=translate.google.ru&amp;sl=en&amp;u=https://www.tensorflow.org/&amp;usg=ALkJrhi_ONqzMslWTOkC_4qZdruhtBnDHg"><text:span text:style-name="Internet_20_Link"><text:span text:style-name="T21">TensorFlow</text:span></text:span></text:a><text:span text:style-name="T2">, </text:span><text:a xlink:type="simple" xlink:href="https://translate.googleusercontent.com/translate_c?depth=1&amp;hl=ru&amp;prev=search&amp;rurl=translate.google.ru&amp;sl=en&amp;u=http://deeplearning.net/software/theano/&amp;usg=ALkJrhhW54WeaicFLS8n4bJ2pcMGGEJFRg"><text:span text:style-name="Internet_20_Link"><text:span text:style-name="T19">Теано</text:span></text:span></text:a><text:span text:style-name="T2">, </text:span><text:a xlink:type="simple" xlink:href="https://translate.googleusercontent.com/translate_c?depth=1&amp;hl=ru&amp;prev=search&amp;rurl=translate.google.ru&amp;sl=en&amp;u=http://torch.ch/&amp;usg=ALkJrhhUM9VB9lSKNCqrGG6nd5t51NlvlQ"><text:span text:style-name="Internet_20_Link"><text:span text:style-name="T19">Факел</text:span></text:span></text:a><text:span text:style-name="T2"> и </text:span><text:a xlink:type="simple" xlink:href="https://translate.googleusercontent.com/translate_c?depth=1&amp;hl=ru&amp;prev=search&amp;rurl=translate.google.ru&amp;sl=en&amp;u=http://www.cntk.ai/&amp;usg=ALkJrhi8dug7UPX4lO7juKzgFrWiGpMRtw"><text:span text:style-name="Internet_20_Link"><text:span text:style-name="T21">CNTK</text:span></text:span></text:a><text:span text:style-name="T2">.</text:span></text:p>
      <text:p text:style-name="P4"><text:soft-page-break/><text:span text:style-name="T5">cuDNN</text:span><text:span text:style-name="T2"> находится в свободном доступе для членов </text:span><text:a xlink:type="simple" xlink:href="https://translate.googleusercontent.com/translate_c?depth=1&amp;hl=ru&amp;prev=search&amp;rurl=translate.google.ru&amp;sl=en&amp;u=https://developer.nvidia.com/accelerated-computing-developer&amp;usg=ALkJrhhJFoZaKt4Q3dqobtzOmfSKa5W9sA"><text:span text:style-name="Internet_20_Link"><text:span text:style-name="T21">Accelerated</text:span></text:span></text:a><text:a xlink:type="simple" xlink:href="https://translate.googleusercontent.com/translate_c?depth=1&amp;hl=ru&amp;prev=search&amp;rurl=translate.google.ru&amp;sl=en&amp;u=https://developer.nvidia.com/accelerated-computing-developer&amp;usg=ALkJrhhJFoZaKt4Q3dqobtzOmfSKa5W9sA"><text:span text:style-name="Internet_20_Link"><text:span text:style-name="T19"> программы </text:span></text:span></text:a><text:a xlink:type="simple" xlink:href="https://translate.googleusercontent.com/translate_c?depth=1&amp;hl=ru&amp;prev=search&amp;rurl=translate.google.ru&amp;sl=en&amp;u=https://developer.nvidia.com/accelerated-computing-developer&amp;usg=ALkJrhhJFoZaKt4Q3dqobtzOmfSKa5W9sA"><text:span text:style-name="Internet_20_Link"><text:span text:style-name="T21">Developer</text:span></text:span></text:a><text:a xlink:type="simple" xlink:href="https://translate.googleusercontent.com/translate_c?depth=1&amp;hl=ru&amp;prev=search&amp;rurl=translate.google.ru&amp;sl=en&amp;u=https://developer.nvidia.com/accelerated-computing-developer&amp;usg=ALkJrhhJFoZaKt4Q3dqobtzOmfSKa5W9sA"><text:span text:style-name="Internet_20_Link"><text:span text:style-name="T19"> </text:span></text:span></text:a><text:a xlink:type="simple" xlink:href="https://translate.googleusercontent.com/translate_c?depth=1&amp;hl=ru&amp;prev=search&amp;rurl=translate.google.ru&amp;sl=en&amp;u=https://developer.nvidia.com/accelerated-computing-developer&amp;usg=ALkJrhhJFoZaKt4Q3dqobtzOmfSKa5W9sA"><text:span text:style-name="Internet_20_Link"><text:span text:style-name="T21">Computing</text:span></text:span></text:a><text:span text:style-name="Internet_20_Link"><text:span text:style-name="T19">.</text:span></text:span></text:p>
      <text:p text:style-name="P4"><text:span text:style-name="T2">Ученые и исследователи данных могут воспользоваться </text:span><text:span text:style-name="T5">cuDNN</text:span><text:span text:style-name="T2"> путем загрузки </text:span><text:a xlink:type="simple" xlink:href="https://translate.googleusercontent.com/translate_c?depth=1&amp;hl=ru&amp;prev=search&amp;rurl=translate.google.ru&amp;sl=en&amp;u=https://developer.nvidia.com/deep-learning-frameworks&amp;usg=ALkJrhjocRBnQ5vYVomDUxJ_cYkfbS_6CQ"><text:span text:style-name="Internet_20_Link"><text:span text:style-name="T21">Deep</text:span></text:span></text:a><text:a xlink:type="simple" xlink:href="https://translate.googleusercontent.com/translate_c?depth=1&amp;hl=ru&amp;prev=search&amp;rurl=translate.google.ru&amp;sl=en&amp;u=https://developer.nvidia.com/deep-learning-frameworks&amp;usg=ALkJrhjocRBnQ5vYVomDUxJ_cYkfbS_6CQ"><text:span text:style-name="Internet_20_Link"><text:span text:style-name="T19"> рамки обучения</text:span></text:span></text:a><text:span text:style-name="T2"> или </text:span><text:a xlink:type="simple" xlink:href="https://translate.googleusercontent.com/translate_c?depth=1&amp;hl=ru&amp;prev=search&amp;rurl=translate.google.ru&amp;sl=en&amp;u=https://developer.nvidia.com/digits&amp;usg=ALkJrhjCJ5ZbqLwUh_eR61ytLNkra6lvrQ"><text:span text:style-name="Internet_20_Link"><text:span text:style-name="T21">NVIDIA</text:span></text:span></text:a><text:a xlink:type="simple" xlink:href="https://translate.googleusercontent.com/translate_c?depth=1&amp;hl=ru&amp;prev=search&amp;rurl=translate.google.ru&amp;sl=en&amp;u=https://developer.nvidia.com/digits&amp;usg=ALkJrhjCJ5ZbqLwUh_eR61ytLNkra6lvrQ"><text:span text:style-name="Internet_20_Link"><text:span text:style-name="T19"> </text:span></text:span></text:a><text:a xlink:type="simple" xlink:href="https://translate.googleusercontent.com/translate_c?depth=1&amp;hl=ru&amp;prev=search&amp;rurl=translate.google.ru&amp;sl=en&amp;u=https://developer.nvidia.com/digits&amp;usg=ALkJrhjCJ5ZbqLwUh_eR61ytLNkra6lvrQ"><text:span text:style-name="Internet_20_Link"><text:span text:style-name="T21">Digits</text:span></text:span></text:a><text:span text:style-name="T2">. </text:span><text:span text:style-name="T5">Digits</text:span><text:span text:style-name="T2"> позволяет в интерактивном режиме управлять данными, выполнять обучение на нескольких графических процессоров, а также экспортировать наилучшую модель исполнительскую для развертывания без необходимости написания кода.</text:span></text:p>
      <text:p text:style-name="P4"><text:span text:style-name="T2">Ключевая особенность</text:span></text:p>
      <text:list xml:id="list7879533199675142395" text:style-name="WWNum22">
        <text:list-item>
          <text:p text:style-name="P11"><text:span text:style-name="T2">Прямые и обратные пути для многих распространенных типов слоев, таких как пулинговой, ЛРН, </text:span><text:span text:style-name="T5">LCN</text:span><text:span text:style-name="T2"> и пакетной нормализации, </text:span><text:span text:style-name="T5">Relu</text:span><text:span text:style-name="T2">, сигмовидной, </text:span><text:span text:style-name="T5">SoftMax</text:span><text:span text:style-name="T2"> и </text:span><text:span text:style-name="T5">TANH</text:span></text:p>
        </text:list-item>
        <text:list-item>
          <text:p text:style-name="P11"><text:span text:style-name="T2">Прямые и обратные свертках процедуры, в том числе кросс-корреляции, предназначенный для сверточных нейронных сетей</text:span></text:p>
        </text:list-item>
        <text:list-item>
          <text:p text:style-name="P11"><text:span text:style-name="T2">Повторяющиеся </text:span><text:span text:style-name="T5">Neural</text:span><text:span text:style-name="T2"> </text:span><text:span text:style-name="T5">Networks</text:span><text:span text:style-name="T2"> (</text:span><text:span text:style-name="T5">LSTM</text:span><text:span text:style-name="T2"> / ГРУ / РНН), которые обеспечивают до 6-кратного ускорения в Факеле</text:span></text:p>
        </text:list-item>
        <text:list-item>
          <text:p text:style-name="P11"><text:span text:style-name="T2">Произвольное упорядочение измерение, беговое и субрегионов для 4</text:span><text:span text:style-name="T5">d</text:span><text:span text:style-name="T2"> тензоров означает простую интеграцию в любой нейронной сети реализации</text:span></text:p>
        </text:list-item>
        <text:list-item>
          <text:p text:style-name="P11"><text:span text:style-name="T2">Прямые и обратные пути для многих распространенных типов слоев, таких как пулинговой, РЕЛУ, сигмовидной, </text:span><text:span text:style-name="T5">SoftMax</text:span><text:span text:style-name="T2"> и </text:span><text:span text:style-name="T5">TANH</text:span></text:p>
        </text:list-item>
        <text:list-item>
          <text:p text:style-name="P11"><text:span text:style-name="T2">Функции преобразования тензор</text:span></text:p>
        </text:list-item>
        <text:list-item>
          <text:p text:style-name="P11"><text:span text:style-name="T2">Контекст основе </text:span><text:span text:style-name="T5">API</text:span><text:span text:style-name="T2"> позволяет легко многопоточности</text:span></text:p>
        </text:list-item>
      </text:list>
      <text:p text:style-name="P4"><text:span text:style-name="T5">cuDNN</text:span><text:span text:style-name="T2"> поддерживается на </text:span><text:span text:style-name="T5">Windows</text:span><text:span text:style-name="T2">, </text:span><text:span text:style-name="T5">Linux</text:span><text:span text:style-name="T2"> и </text:span><text:span text:style-name="T5">MacOS</text:span><text:span text:style-name="T2"> систем с Паскаля, Кеплера, Максвелла, </text:span><text:a xlink:type="simple" xlink:href="https://translate.googleusercontent.com/translate_c?depth=1&amp;hl=ru&amp;prev=search&amp;rurl=translate.google.ru&amp;sl=en&amp;u=https://developer.nvidia.com/embedded/jetpack&amp;usg=ALkJrhgcDuqb_Vu-fNQ37EiwBy2A-rT-Rg"><text:span text:style-name="Internet_20_Link"><text:span text:style-name="T21">Tegra</text:span></text:span></text:a><text:a xlink:type="simple" xlink:href="https://translate.googleusercontent.com/translate_c?depth=1&amp;hl=ru&amp;prev=search&amp;rurl=translate.google.ru&amp;sl=en&amp;u=https://developer.nvidia.com/embedded/jetpack&amp;usg=ALkJrhgcDuqb_Vu-fNQ37EiwBy2A-rT-Rg"><text:span text:style-name="Internet_20_Link"><text:span text:style-name="T19"> </text:span></text:span></text:a><text:a xlink:type="simple" xlink:href="https://translate.googleusercontent.com/translate_c?depth=1&amp;hl=ru&amp;prev=search&amp;rurl=translate.google.ru&amp;sl=en&amp;u=https://developer.nvidia.com/embedded/jetpack&amp;usg=ALkJrhgcDuqb_Vu-fNQ37EiwBy2A-rT-Rg"><text:span text:style-name="Internet_20_Link"><text:span text:style-name="T21">K</text:span></text:span></text:a><text:a xlink:type="simple" xlink:href="https://translate.googleusercontent.com/translate_c?depth=1&amp;hl=ru&amp;prev=search&amp;rurl=translate.google.ru&amp;sl=en&amp;u=https://developer.nvidia.com/embedded/jetpack&amp;usg=ALkJrhgcDuqb_Vu-fNQ37EiwBy2A-rT-Rg"><text:span text:style-name="Internet_20_Link"><text:span text:style-name="T19">1 или </text:span></text:span></text:a><text:a xlink:type="simple" xlink:href="https://translate.googleusercontent.com/translate_c?depth=1&amp;hl=ru&amp;prev=search&amp;rurl=translate.google.ru&amp;sl=en&amp;u=https://developer.nvidia.com/embedded/jetpack&amp;usg=ALkJrhgcDuqb_Vu-fNQ37EiwBy2A-rT-Rg"><text:span text:style-name="Internet_20_Link"><text:span text:style-name="T21">Tegra</text:span></text:span></text:a><text:a xlink:type="simple" xlink:href="https://translate.googleusercontent.com/translate_c?depth=1&amp;hl=ru&amp;prev=search&amp;rurl=translate.google.ru&amp;sl=en&amp;u=https://developer.nvidia.com/embedded/jetpack&amp;usg=ALkJrhgcDuqb_Vu-fNQ37EiwBy2A-rT-Rg"><text:span text:style-name="Internet_20_Link"><text:span text:style-name="T19"> </text:span></text:span></text:a><text:a xlink:type="simple" xlink:href="https://translate.googleusercontent.com/translate_c?depth=1&amp;hl=ru&amp;prev=search&amp;rurl=translate.google.ru&amp;sl=en&amp;u=https://developer.nvidia.com/embedded/jetpack&amp;usg=ALkJrhgcDuqb_Vu-fNQ37EiwBy2A-rT-Rg"><text:span text:style-name="Internet_20_Link"><text:span text:style-name="T21">X</text:span></text:span></text:a><text:a xlink:type="simple" xlink:href="https://translate.googleusercontent.com/translate_c?depth=1&amp;hl=ru&amp;prev=search&amp;rurl=translate.google.ru&amp;sl=en&amp;u=https://developer.nvidia.com/embedded/jetpack&amp;usg=ALkJrhgcDuqb_Vu-fNQ37EiwBy2A-rT-Rg"><text:span text:style-name="Internet_20_Link"><text:span text:style-name="T19">1 графических процессоров.</text:span></text:span></text:a></text:p>
      <text:p text:style-name="P6"><text:span text:style-name="T13">ArrayFire</text:span></text:p>
      <text:p text:style-name="P6"><text:span text:style-name="T16">ArrayFire</text:span><text:span text:style-name="T8"> – это быстрая библиотека программ для вычислений на графических процессорах (</text:span><text:span text:style-name="T16">GPU</text:span><text:span text:style-name="T8"> </text:span><text:span text:style-name="T16">computing</text:span><text:span text:style-name="T8">) с простым в использовании программным интерфейсом. </text:span><text:span text:style-name="T16">ArrayFire</text:span><text:span text:style-name="T8"> предоставляет набор функций на базе массива, что существенно упрощает </text:span><text:span text:style-name="T16">GPU</text:span><text:span text:style-name="T8">-разработку. Продукт доступен для </text:span><text:span text:style-name="T16">C</text:span><text:span text:style-name="T8">, </text:span><text:span text:style-name="T16">C</text:span><text:span text:style-name="T8">++ и </text:span><text:span text:style-name="T16">Fortran</text:span><text:span text:style-name="T8">, и интегрируется с оборудованием </text:span><text:span text:style-name="T16">AMD</text:span><text:span text:style-name="T8">, </text:span><text:span text:style-name="T16">Intel</text:span><text:span text:style-name="T8"> и </text:span><text:span text:style-name="T16">NVIDIA</text:span><text:span text:style-name="T8">.</text:span></text:p>
      <text:p text:style-name="P8"><text:span text:style-name="T8">Библиотека </text:span><text:span text:style-name="T16">ArrayFire</text:span><text:span text:style-name="T8"> крайне проста в работе. Несколько строк кода в </text:span><text:span text:style-name="T16">ArrayFire</text:span><text:span text:style-name="T8"> могут заменить десятки строк сырого </text:span><text:span text:style-name="T16">GPU</text:span><text:span text:style-name="T8">-кода, что позволит существенно сэкономить время и снизить затраты на разработку.</text:span></text:p>
      <text:p text:style-name="P8"><text:soft-page-break/><text:span text:style-name="T8">Преимущества</text:span><text:span text:style-name="T16">:</text:span></text:p>
      <text:list xml:id="list3587870072693797657" text:style-name="WWNum21">
        <text:list-item>
          <text:p text:style-name="P10"><text:span text:style-name="T8">Ускорение процесса написания кода</text:span><text:span text:style-name="T16">.</text:span></text:p>
        </text:list-item>
        <text:list-item>
          <text:p text:style-name="P10"><text:span text:style-name="T8">Удобный и простой интерфейс</text:span><text:span text:style-name="T16">.</text:span></text:p>
        </text:list-item>
        <text:list-item>
          <text:p text:style-name="P10"><text:span text:style-name="T8">Широкий выбор графических функций</text:span><text:span text:style-name="T16">.</text:span></text:p>
        </text:list-item>
        <text:list-item>
          <text:p text:style-name="P10"><text:span text:style-name="T8">Совместимость с любым оборудованием</text:span><text:span text:style-name="T16">.</text:span></text:p>
        </text:list-item>
        <text:list-item>
          <text:p text:style-name="P10"><text:span text:style-name="T8">Наглядное графическое отображение функций</text:span><text:span text:style-name="T16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default-outline-level="">
      <style:paragraph-properties fo:margin-top="0cm" fo:margin-bottom="0.247cm" style:contextual-spacing="false" fo:line-height="120%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Courier New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6:10:43.055972930</meta:creation-date>
    <dc:date>2016-11-23T17:26:19.676494105</dc:date>
    <meta:editing-duration>PT1H26S</meta:editing-duration>
    <meta:editing-cycles>1</meta:editing-cycles>
    <meta:document-statistic meta:table-count="0" meta:image-count="0" meta:object-count="0" meta:page-count="5" meta:paragraph-count="47" meta:word-count="1035" meta:character-count="8249" meta:non-whitespace-character-count="7271"/>
    <meta:generator>LibreOffice/4.2.8.2$Linux_X86_64 LibreOffice_project/420m0$Build-2</meta:generator>
  </office:meta>
</office:document-meta>
</file>